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92ac" officeooo:paragraph-rsid="001d92ac"/>
    </style:style>
    <style:style style:name="P2" style:family="paragraph" style:parent-style-name="Standard" style:list-style-name="L2">
      <style:text-properties officeooo:rsid="001d92ac" officeooo:paragraph-rsid="001d92ac"/>
    </style:style>
    <style:style style:name="P3" style:family="paragraph" style:parent-style-name="Standard">
      <style:text-properties style:text-underline-style="solid" style:text-underline-type="double" style:text-underline-width="auto" style:text-underline-color="font-color" officeooo:rsid="001d92ac" officeooo:paragraph-rsid="001d92ac"/>
    </style:style>
    <style:style style:name="P4" style:family="paragraph" style:parent-style-name="Standard">
      <style:text-properties style:text-underline-style="none" fo:font-weight="bold" officeooo:rsid="001d92ac" officeooo:paragraph-rsid="001d92ac" style:font-weight-asian="bold" style:font-weight-complex="bold"/>
    </style:style>
    <style:style style:name="P5" style:family="paragraph" style:parent-style-name="Standard">
      <style:text-properties style:text-underline-style="none" fo:font-weight="normal" officeooo:rsid="001db7d4" officeooo:paragraph-rsid="001db7d4" style:font-weight-asian="normal" style:font-weight-complex="normal"/>
    </style:style>
    <style:style style:name="P6" style:family="paragraph" style:parent-style-name="Standard">
      <style:text-properties fo:font-weight="bold" officeooo:rsid="001d92ac" officeooo:paragraph-rsid="001d92ac" style:font-weight-asian="bold" style:font-weight-complex="bold"/>
    </style:style>
    <style:style style:name="P7" style:family="paragraph" style:parent-style-name="Standard">
      <style:text-properties fo:font-weight="bold" officeooo:rsid="001db7d4" officeooo:paragraph-rsid="001db7d4" style:font-weight-asian="bold" style:font-weight-complex="bold"/>
    </style:style>
    <style:style style:name="P8" style:family="paragraph" style:parent-style-name="Standard" style:list-style-name="L2">
      <style:text-properties officeooo:rsid="001db7d4" officeooo:paragraph-rsid="001db7d4"/>
    </style:style>
    <style:style style:name="P9" style:family="paragraph" style:parent-style-name="Standard">
      <style:text-properties officeooo:rsid="001db7d4" officeooo:paragraph-rsid="001db7d4"/>
    </style:style>
    <style:style style:name="P10" style:family="paragraph" style:parent-style-name="Standard" style:list-style-name="L3">
      <style:text-properties officeooo:rsid="001db7d4" officeooo:paragraph-rsid="001db7d4"/>
    </style:style>
    <style:style style:name="P11" style:family="paragraph" style:parent-style-name="Standard" style:list-style-name="L1">
      <style:text-properties style:text-underline-style="solid" style:text-underline-width="auto" style:text-underline-color="font-color" officeooo:paragraph-rsid="001d92ac"/>
    </style:style>
    <style:style style:name="P12" style:family="paragraph" style:parent-style-name="Standard" style:list-style-name="L2">
      <style:text-properties style:text-underline-style="solid" style:text-underline-width="auto" style:text-underline-color="font-color" officeooo:rsid="001d92ac" officeooo:paragraph-rsid="001d92ac"/>
    </style:style>
    <style:style style:name="P13" style:family="paragraph" style:parent-style-name="Standard" style:list-style-name="L2">
      <style:text-properties style:text-underline-style="solid" style:text-underline-width="auto" style:text-underline-color="font-color" officeooo:rsid="001db7d4" officeooo:paragraph-rsid="001db7d4"/>
    </style:style>
    <style:style style:name="P14" style:family="paragraph" style:parent-style-name="Standard" style:list-style-name="L3">
      <style:text-properties style:text-underline-style="solid" style:text-underline-width="auto" style:text-underline-color="font-color" officeooo:rsid="001db7d4" officeooo:paragraph-rsid="001db7d4"/>
    </style:style>
    <style:style style:name="P15" style:family="paragraph" style:parent-style-name="Standard">
      <style:text-properties style:text-underline-style="solid" style:text-underline-width="auto" style:text-underline-color="font-color" fo:font-weight="normal" officeooo:rsid="001db7d4" officeooo:paragraph-rsid="001db7d4" style:font-weight-asian="normal" style:font-weight-complex="normal"/>
    </style:style>
    <style:style style:name="P16" style:family="paragraph" style:parent-style-name="Standard">
      <style:text-properties fo:font-weight="normal" officeooo:rsid="001db7d4" officeooo:paragraph-rsid="001db7d4" style:font-weight-asian="normal" style:font-weight-complex="normal"/>
    </style:style>
    <style:style style:name="P17" style:family="paragraph" style:parent-style-name="Standard" style:list-style-name="L4">
      <style:text-properties fo:font-weight="normal" officeooo:rsid="001db7d4" officeooo:paragraph-rsid="001db7d4" style:font-weight-asian="normal" style:font-weight-complex="normal"/>
    </style:style>
    <style:style style:name="P18" style:family="paragraph" style:parent-style-name="Standard">
      <style:text-properties fo:font-weight="normal" officeooo:rsid="001e57fa" officeooo:paragraph-rsid="001e57fa" style:font-weight-asian="normal" style:font-weight-complex="normal"/>
    </style:style>
    <style:style style:name="P19" style:family="paragraph" style:parent-style-name="Standard" style:list-style-name="L4">
      <style:text-properties fo:font-weight="normal" officeooo:rsid="001e57fa" officeooo:paragraph-rsid="001e57fa" style:font-weight-asian="normal" style:font-weight-complex="normal"/>
    </style:style>
    <style:style style:name="P20" style:family="paragraph" style:parent-style-name="Standard" style:list-style-name="L5">
      <style:text-properties officeooo:paragraph-rsid="001e57fa"/>
    </style:style>
    <style:style style:name="T1" style:family="text">
      <style:text-properties officeooo:rsid="001d92ac"/>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weight="normal" officeooo:rsid="001e57fa" style:font-weight-asian="normal" style:font-weight-complex="normal"/>
    </style:style>
    <style:style style:name="T6" style:family="text">
      <style:text-properties officeooo:rsid="001f777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Name of Hotel:</text:span> Hotel Jungle Crown <text:span text:style-name="T6">(3-star Hotel)</text:span></text:p>
      <text:p text:style-name="P3"/>
      <text:p text:style-name="P4">Detail:</text:p>
      <text:p text:style-name="P1">Hotel Jungle Crown is an exciting combination of luxury and Wildlife Adventure Hotel at Chitwan National Park. Crown allows travelers to experience the unparalleled beauty of the National Park midst luxurious surroundings. Hotel provide guests the Ultimate, Interpretive Wildlife experience based on a proven sustainable Eco-tourism model.</text:p>
      <text:p text:style-name="P1"/>
      <text:p text:style-name="P1">No matter what your reasons are for visiting Chitwan National Park, Hotel Jungle Crown will make you feel instantly at home and provide you a family environment. We specialize in bringing together every element to ensure your experience is exceptional.</text:p>
      <text:p text:style-name="P1"/>
      <text:p text:style-name="P6">Activities:</text:p>
      <text:p text:style-name="P1"/>
      <text:list xml:id="list4100589047294212562" text:style-name="L1">
        <text:list-item>
          <text:p text:style-name="P11"><text:span text:style-name="T1">Elephant Bathing</text:span></text:p>
        </text:list-item>
      </text:list>
      <text:p text:style-name="P1"><text:s/><text:tab/>Elephant-bathingJust chill out besides the tranquility of the Budhi Rapti River and <text:tab/>watch the appealing elephants taking a bath or if it’s too tempting, join them while taking a <text:tab/>dip down the river in the presence of our staffs.</text:p>
      <text:p text:style-name="P1"/>
      <text:list xml:id="list1428584156027829019" text:style-name="L2">
        <text:list-item>
          <text:p text:style-name="P12">Observation Tower</text:p>
          <text:p text:style-name="P2">Jungle-Tower-768x1000Stay overnight on the jungle tower The watch tower is built in the deep forest near grassland and a watering hole in the Baghmara buffer zone community forest. It has 3 twin sharing bedrooms. One of the most intense way’s of feeling the jungle is by the overnight stay in the jungle. It is a great place to stay overnight to observe the animals and hear the sounds of the jungle. We will go there with a packed dinner and a certified nature guide in the late afternoon. Be calm and quiet on the 22-feet high wooden tower built in the prime location of the park, which offers you unique chances to see the movements of the animals in the wildness. You can see deer, rhino, and even tiger (if you are lucky). Singing of the birds, the noise of the insects, sound of the monkeys. It’s really amazing what you can hear of sounds coming out of the jungle.</text:p>
          <text:p text:style-name="P2"/>
        </text:list-item>
        <text:list-item>
          <text:p text:style-name="P12">Tharu Museum</text:p>
          <text:p text:style-name="P2">The Tharu Museum in Sauraha is famous for study and observation of the people of the Tharu community and their culture. The museum exhibits various equipments, utensils, dresses and daily items used by the Tharu community as wee as other aspects of their culture and lifestyle. It is the only Tharu culture museum of Nepal and is located 2 km east of Sauraha.</text:p>
          <text:p text:style-name="P8"/>
        </text:list-item>
        <text:list-item>
          <text:p text:style-name="P13">Homestay Program</text:p>
          <text:p text:style-name="P8">We can also find a local host family in the countryside if the guests are interested. Take part in daily life to learn about their culture, custom and language.</text:p>
        </text:list-item>
      </text:list>
      <text:p text:style-name="P9"/>
      <text:list xml:id="list9053999750002228005" text:style-name="L3">
        <text:list-item>
          <text:p text:style-name="P14">Bird Watching</text:p>
          <text:p text:style-name="P10">An early morning walk through the bush and along the Rapti river, is a must go to view many of the exotic birds including the Giant Hornbill, Lesser Florican and Paradise Flycatcher. You will be accompanied by our experienced naturalists to this wonderful birder’s paradise with a sweet taste of Crown’s hospitality.</text:p>
        </text:list-item>
      </text:list>
      <text:p text:style-name="P1"/>
      <text:p text:style-name="P7">Facilities: </text:p>
      <text:list xml:id="list393480743342136741" text:style-name="L5">
        <text:list-item>
          <text:p text:style-name="P20"><text:span text:style-name="T5">Room service</text:span></text:p>
        </text:list-item>
      </text:list>
      <text:list xml:id="list1370128499659755723" text:style-name="L4">
        <text:list-item>
          <text:p text:style-name="P19">Same day laundry service</text:p>
        </text:list-item>
        <text:list-item>
          <text:p text:style-name="P19">Professional naturalist</text:p>
        </text:list-item>
        <text:list-item>
          <text:p text:style-name="P19"><text:soft-page-break/>Continental, Chinese, Indian cuisine</text:p>
        </text:list-item>
        <text:list-item>
          <text:p text:style-name="P19">Well stocked bar</text:p>
        </text:list-item>
        <text:list-item>
          <text:p text:style-name="P19">Phone and fax service</text:p>
        </text:list-item>
        <text:list-item>
          <text:p text:style-name="P19">Safety deposit box</text:p>
        </text:list-item>
        <text:list-item>
          <text:p text:style-name="P19">Pick up and drop from airport</text:p>
        </text:list-item>
        <text:list-item>
          <text:p text:style-name="P19">24 hours security service</text:p>
        </text:list-item>
        <text:list-item>
          <text:p text:style-name="P19">Ample Parking space</text:p>
        </text:list-item>
        <text:list-item>
          <text:p text:style-name="P19">Tour &amp; Travel services</text:p>
        </text:list-item>
        <text:list-item>
          <text:p text:style-name="P19">Conference facilities for 200 persons</text:p>
        </text:list-item>
        <text:list-item>
          <text:p text:style-name="P19">24 hour hot and cold water</text:p>
        </text:list-item>
        <text:list-item>
          <text:p text:style-name="P19">Car Hire</text:p>
        </text:list-item>
        <text:list-item>
          <text:p text:style-name="P19">Free wifi</text:p>
        </text:list-item>
      </text:list>
      <text:p text:style-name="P16"/>
      <text:p text:style-name="P7">Tariff:</text:p>
      <text:p text:style-name="P7"/>
      <text:p text:style-name="P15">Room Tariff</text:p>
      <text:p text:style-name="P16">All in B &amp; B basis</text:p>
      <text:p text:style-name="P16"/>
      <text:p text:style-name="P16">Single/Twin Bed Room<text:tab/>USD 80.00 (Deluxe)</text:p>
      <text:p text:style-name="P16">Rhino Suite<text:tab/>USD 200.00</text:p>
      <text:p text:style-name="P16">(Inclusive of all Taxes)</text:p>
      <text:p text:style-name="P16"/>
      <text:p text:style-name="P15">Meal Rate (set menu/ Ala Carte)</text:p>
      <text:p text:style-name="P16">Breakfast<text:tab/>USD 10.00</text:p>
      <text:p text:style-name="P16">Lunch<text:tab/>USD 15.00</text:p>
      <text:p text:style-name="P16">Dinner<text:tab/>USD 15.00</text:p>
      <text:p text:style-name="P16">(Inclusive of all Taxes)</text:p>
      <text:p text:style-name="P16"/>
      <text:p text:style-name="P15">Package (Rates are in per person on twin sharing basis)</text:p>
      <text:p text:style-name="P16">Diamond (3 Night 4 Days)<text:tab/>USD 340.00</text:p>
      <text:p text:style-name="P16">Gold (2 Nights 3 Days)<text:tab/>USD 240.00</text:p>
      <text:p text:style-name="P16">Silver (1 Night 2 Days)<text:tab/>USD 140.00</text:p>
      <text:p text:style-name="P16">Packages Provide</text:p>
      <text:p text:style-name="P16"/>
      <text:p text:style-name="P5">Meals (Breakfast, Lunch, Dinner)</text:p>
      <text:p text:style-name="P16">National Park fees</text:p>
      <text:p text:style-name="P16">Activities as mentioned</text:p>
      <text:p text:style-name="P16">Packages Does Not Include</text:p>
      <text:p text:style-name="P16">Personal consumption of alcohol beverages</text:p>
      <text:p text:style-name="P16">Any other activities not mention on itinerary</text:p>
      <text:p text:style-name="P16"/>
      <text:p text:style-name="P16"/>
      <text:p text:style-name="P18"><text:span text:style-name="T3">Location:</text:span> Sauraha, Chitwan, Nepal</text:p>
      <text:p text:style-name="P18"><text:tab/> <text:s text:c="4"/>(<text:span text:style-name="T6">27.592661, 84.484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6:34:47.808294119</meta:creation-date>
    <dc:date>2018-07-06T17:03:25.803314381</dc:date>
    <meta:editing-duration>PT8M16S</meta:editing-duration>
    <meta:editing-cycles>2</meta:editing-cycles>
    <meta:generator>LibreOffice/5.1.6.2$Linux_X86_64 LibreOffice_project/10m0$Build-2</meta:generator>
    <meta:document-statistic meta:table-count="0" meta:image-count="0" meta:object-count="0" meta:page-count="2" meta:paragraph-count="57" meta:word-count="638" meta:character-count="3675" meta:non-whitespace-character-count="3107"/>
  </office:meta>
</office:document-meta>
</file>